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bold" fo:background-color="transparent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bold"/>
    </style:style>
    <style:style style:name="T3" style:family="text">
      <style:text-properties fo:font-variant="normal" fo:text-transform="none" fo:color="#000000" style:font-name="Arial" fo:font-size="11.25pt" fo:letter-spacing="normal" fo:font-style="normal" style:text-underline-style="solid" style:text-underline-width="auto" style:text-underline-color="font-color" fo:font-weight="bold" fo:background-color="transparent"/>
    </style:style>
    <style:style style:name="T4" style:family="text">
      <style:text-properties fo:font-variant="normal" fo:text-transform="none" fo:color="#000000" style:font-name="Arial" fo:font-size="11.25pt" fo:letter-spacing="normal" fo:font-style="normal" style:text-underline-style="solid" style:text-underline-width="auto" style:text-underline-color="font-color" fo:font-weight="bold" fo:background-color="#ffffff"/>
    </style:style>
    <style:style style:name="T5" style:family="text">
      <style:text-properties fo:font-variant="normal" fo:text-transform="none" fo:color="#000000" style:font-name="Arial" fo:font-size="11.25pt" fo:letter-spacing="normal" fo:font-style="normal" style:text-underline-style="solid" style:text-underline-width="auto" style:text-underline-color="font-color" fo:font-weight="normal" fo:background-color="transparent"/>
    </style:style>
    <style:style style:name="T6" style:family="text">
      <style:text-properties fo:font-variant="normal" fo:text-transform="none" fo:color="#000000" fo:letter-spacing="normal" style:text-underline-style="solid" style:text-underline-width="auto" style:text-underline-color="font-color" fo:background-color="transparent" style:font-name-asian="Arial" style:font-size-asian="11.25pt" style:font-style-asian="normal" style:font-weight-asian="bold"/>
    </style:style>
    <style:style style:name="T7" style:family="text">
      <style:text-properties fo:font-variant="normal" fo:text-transform="none" fo:color="#000000" fo:letter-spacing="normal" style:text-underline-style="solid" style:text-underline-width="auto" style:text-underline-color="font-color" fo:background-color="transparent" style:font-name-asian="Arial" style:font-size-asian="11.25pt" style:font-style-asian="normal" style:font-weight-asian="normal"/>
    </style:style>
    <style:style style:name="T8" style:family="text">
      <style:text-properties fo:font-variant="normal" fo:text-transform="none" fo:color="#1155cc" style:font-name="Arial" fo:font-size="11.25pt" fo:letter-spacing="normal" fo:font-style="normal" style:text-underline-style="solid" style:text-underline-width="auto" style:text-underline-color="font-color" fo:font-weight="normal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internal-source-marker_0.7522508623078465"/><text:span text:style-name="T7">成功的产品：</text:span><text:span text:style-name="T2"><text:line-break/></text:span><text:span text:style-name="T5">aws marketplace </text:span><text:span text:style-name="T7">： </text:span><text:a xlink:type="simple" xlink:href="https://aws.amazon.com/marketplace"><text:span text:style-name="T8">https://aws.amazon.com/marketplace</text:span></text:a><text:span text:style-name="T2"><text:line-break/><text:line-break/></text:span><text:span text:style-name="T7">涉及的领域：</text:span><text:span text:style-name="T2"><text:line-break/></text:span><text:span text:style-name="T7">基础设施软件：</text:span><text:span text:style-name="T2"><text:line-break/></text:span><text:span text:style-name="T1">    </text:span><text:span text:style-name="T7">应用开发（</text:span><text:span text:style-name="T2"><text:line-break/></text:span><text:span text:style-name="T1">                     </text:span><text:span text:style-name="T5">IAAS&lt;Nginx Stack, MongoDB With EBS RAID&gt;</text:span><text:span text:style-name="T7">， </text:span><text:span text:style-name="T2"><text:line-break/></text:span><text:span text:style-name="T1">                     </text:span><text:span text:style-name="T5">SAAS&lt;MapR, EchoStreamServer&gt;</text:span><text:span text:style-name="T2"><text:line-break/></text:span><text:span text:style-name="T1">                     </text:span><text:span text:style-name="T7">）</text:span><text:span text:style-name="T2"><text:line-break/></text:span><text:span text:style-name="T1">    </text:span><text:span text:style-name="T7">大数据（</text:span><text:span text:style-name="T2"><text:line-break/></text:span><text:span text:style-name="T1">                    </text:span><text:span text:style-name="T5">IAAS &lt;Karmarsphere Analytics, MapR</text:span><text:span text:style-name="T7">， </text:span><text:span text:style-name="T5">SAP HANA, CouchBase&gt;</text:span><text:span text:style-name="T2"><text:line-break/></text:span><text:span text:style-name="T1">                    </text:span><text:span text:style-name="T5">SAAS&lt;Treasure Data&gt;</text:span><text:span text:style-name="T2"><text:line-break/></text:span><text:span text:style-name="T1">                    </text:span><text:span text:style-name="T7">）</text:span><text:span text:style-name="T2"><text:line-break/></text:span><text:span text:style-name="T1">    </text:span><text:span text:style-name="T7">应用服务：</text:span><text:span text:style-name="T2"><text:line-break/></text:span><text:span text:style-name="T1">                   </text:span><text:span text:style-name="T7">（</text:span><text:span text:style-name="T2"><text:line-break/></text:span><text:span text:style-name="T1">                      </text:span><text:span text:style-name="T5">JBOSS</text:span><text:span text:style-name="T7">，</text:span><text:span text:style-name="T2"><text:line-break/></text:span><text:span text:style-name="T1">                      </text:span><text:span text:style-name="T5">LAMP</text:span><text:span text:style-name="T7">，</text:span><text:span text:style-name="T2"><text:line-break/></text:span><text:span text:style-name="T1">                      </text:span><text:span text:style-name="T5">HAProxy</text:span><text:span text:style-name="T2"><text:line-break/></text:span><text:span text:style-name="T1">                     </text:span><text:span text:style-name="T7">）</text:span><text:span text:style-name="T2"><text:line-break/></text:span><text:span text:style-name="T1">     </text:span><text:span text:style-name="T5">Stack</text:span><text:span text:style-name="T7">服务：</text:span><text:span text:style-name="T5">(</text:span><text:span text:style-name="T2"><text:line-break/></text:span><text:span text:style-name="T1">                     </text:span><text:span text:style-name="T5">TOMCAT,</text:span><text:span text:style-name="T2"><text:line-break/></text:span><text:span text:style-name="T1">                     </text:span><text:span text:style-name="T5">JRUBY</text:span><text:span text:style-name="T2"><text:line-break/></text:span><text:span text:style-name="T1">     </text:span><text:span text:style-name="T5">)</text:span><text:span text:style-name="T2"><text:line-break/></text:span><text:span text:style-name="T1">     </text:span><text:span text:style-name="T7">数据库服务（</text:span><text:span text:style-name="T2"><text:line-break/></text:span><text:span text:style-name="T1">                     </text:span><text:span text:style-name="T5">MySQL Database,</text:span><text:span text:style-name="T2"><text:line-break/></text:span><text:span text:style-name="T1">                     </text:span><text:span text:style-name="T5">Couch DB,</text:span><text:span text:style-name="T2"><text:line-break/></text:span><text:span text:style-name="T1">    </text:span><text:span text:style-name="T7">）</text:span><text:span text:style-name="T2"><text:line-break/></text:span><text:span text:style-name="T1">    </text:span><text:span text:style-name="T7">网络基础服务：（</text:span><text:span text:style-name="T2"><text:line-break/></text:span><text:span text:style-name="T1">                     </text:span><text:span text:style-name="T5">RiverBed,</text:span><text:span text:style-name="T2"><text:line-break/></text:span><text:span text:style-name="T1">                     </text:span><text:span text:style-name="T5">CloudOptimizer</text:span><text:span text:style-name="T2"><text:line-break/></text:span><text:span text:style-name="T1">    </text:span><text:span text:style-name="T5">)</text:span><text:span text:style-name="T2"><text:line-break/></text:span><text:span text:style-name="T1">    </text:span><text:span text:style-name="T7">操作系统（</text:span><text:span text:style-name="T2"><text:line-break/></text:span><text:span text:style-name="T1">                    </text:span><text:span text:style-name="T5">Ubuntu</text:span><text:span text:style-name="T7">，</text:span><text:span text:style-name="T2"><text:line-break/></text:span><text:span text:style-name="T1">                    </text:span><text:span text:style-name="T5">SUSE,</text:span><text:span text:style-name="T2"><text:line-break/></text:span><text:span text:style-name="T1">                    </text:span><text:span text:style-name="T5">RHCE</text:span><text:span text:style-name="T2"><text:line-break/></text:span><text:span text:style-name="T1">   </text:span><text:span text:style-name="T7">）</text:span><text:span text:style-name="T2"><text:line-break/></text:span><text:span text:style-name="T1">   </text:span><text:span text:style-name="T7">安全服务（</text:span><text:span text:style-name="T2"><text:line-break/></text:span><text:span text:style-name="T1">                  </text:span><text:span text:style-name="T5">CloudSafe</text:span><text:span text:style-name="T7">，</text:span><text:span text:style-name="T2"><text:line-break/></text:span><text:span text:style-name="T1">                  </text:span><text:span text:style-name="T5">McAfee</text:span><text:span text:style-name="T7">，</text:span><text:span text:style-name="T2"><text:line-break/></text:span><text:span text:style-name="T1">  </text:span><text:span text:style-name="T7">）</text:span><text:span text:style-name="T2"><text:line-break/></text:span><text:span text:style-name="T1">      </text:span><text:span text:style-name="T7">除了</text:span><text:span text:style-name="T5">Saas</text:span><text:span text:style-name="T7">服务意外所有的都是利用</text:span><text:span text:style-name="T5">EC2</text:span><text:span text:style-name="T7">的虚拟机</text:span><text:span text:style-name="T2"><text:line-break/></text:span><text:span text:style-name="T7">开发工具服务： 各种预装的开发工具的虚拟机</text:span><text:span text:style-name="T2"><text:line-break/></text:span><text:span text:style-name="T7">（</text:span><text:span text:style-name="T2"><text:line-break/></text:span><text:soft-page-break/><text:span text:style-name="T5">Redmine</text:span><text:span text:style-name="T7">，</text:span><text:span text:style-name="T2"><text:line-break/></text:span><text:span text:style-name="T5">Cloudability</text:span><text:span text:style-name="T7">，</text:span><text:span text:style-name="T2"><text:line-break/></text:span><text:span text:style-name="T5">Trackers</text:span><text:span text:style-name="T2"><text:line-break/></text:span><text:span text:style-name="T7">）</text:span><text:span text:style-name="T2"><text:line-break/><text:line-break/></text:span><text:span text:style-name="T7">商业软件：</text:span><text:span text:style-name="T2"><text:line-break/></text:span><text:span text:style-name="T1">       </text:span><text:span text:style-name="T7">商业智能：（</text:span><text:span text:style-name="T2"><text:line-break/></text:span><text:span text:style-name="T1">                    </text:span><text:span text:style-name="T5">ScaleOut Analytics Server,</text:span><text:span text:style-name="T2"><text:line-break/></text:span><text:span text:style-name="T1">                    </text:span><text:span text:style-name="T5">Insite(Free),</text:span><text:span text:style-name="T2"><text:line-break/></text:span><text:span text:style-name="T1">                    </text:span><text:span text:style-name="T5">SapBusinessObjects,</text:span><text:span text:style-name="T2"><text:line-break/></text:span><text:span text:style-name="T1">                    </text:span><text:span text:style-name="T5">QuantivoAnalyzer</text:span><text:span text:style-name="T2"><text:line-break/></text:span><text:span text:style-name="T1">       </text:span><text:span text:style-name="T7">）</text:span><text:span text:style-name="T2"><text:line-break/></text:span><text:span text:style-name="T1">       </text:span><text:span text:style-name="T7">合作：（</text:span><text:span text:style-name="T2"><text:line-break/></text:span><text:span text:style-name="T1">                   </text:span><text:span text:style-name="T5">Deki,</text:span><text:span text:style-name="T2"><text:line-break/></text:span><text:span text:style-name="T1">                   </text:span><text:span text:style-name="T5">phpBB,</text:span><text:span text:style-name="T2"><text:line-break/></text:span><text:span text:style-name="T1">                   </text:span><text:span text:style-name="T5">LimeSurvey</text:span><text:span text:style-name="T2"><text:line-break/></text:span><text:span text:style-name="T1">       </text:span><text:span text:style-name="T7">）</text:span><text:span text:style-name="T2"><text:line-break/></text:span><text:span text:style-name="T1">       </text:span><text:span text:style-name="T7">内容服务：（</text:span><text:span text:style-name="T2"><text:line-break/></text:span><text:span text:style-name="T1">                   </text:span><text:span text:style-name="T5">Silverstripe Content Management,</text:span><text:span text:style-name="T2"><text:line-break/></text:span><text:span text:style-name="T1">                   </text:span><text:span text:style-name="T5">KnovaKnowledge</text:span><text:span text:style-name="T2"><text:line-break/></text:span><text:span text:style-name="T1">       </text:span><text:span text:style-name="T7">）</text:span><text:span text:style-name="T2"><text:line-break/></text:span><text:span text:style-name="T1">       </text:span><text:span text:style-name="T5">CRM</text:span><text:span text:style-name="T7">：（</text:span><text:span text:style-name="T2"><text:line-break/></text:span><text:span text:style-name="T1">                   </text:span><text:span text:style-name="T5">Sage,</text:span><text:span text:style-name="T2"><text:line-break/></text:span><text:span text:style-name="T1">                   </text:span><text:span text:style-name="T5">Elgg Social Networking Platform,</text:span><text:span text:style-name="T2"><text:line-break/></text:span><text:span text:style-name="T1">                   </text:span><text:span text:style-name="T5">TriSys,</text:span><text:span text:style-name="T2"><text:line-break/></text:span><text:span text:style-name="T1">                   </text:span><text:span text:style-name="T5">BigContacts</text:span><text:span text:style-name="T2"><text:line-break/></text:span><text:span text:style-name="T1">       </text:span><text:span text:style-name="T7">）</text:span><text:span text:style-name="T2"><text:line-break/></text:span><text:span text:style-name="T1">       </text:span><text:span text:style-name="T5">eCommerce</text:span><text:span text:style-name="T7">：（</text:span><text:span text:style-name="T2"><text:line-break/></text:span><text:span text:style-name="T1">                   </text:span><text:span text:style-name="T5">Magento,</text:span><text:span text:style-name="T2"><text:line-break/></text:span><text:span text:style-name="T1">                   </text:span><text:span text:style-name="T5">Amazon WebStore</text:span><text:span text:style-name="T2"><text:line-break/></text:span><text:span text:style-name="T1">       </text:span><text:span text:style-name="T7">）</text:span><text:span text:style-name="T2"><text:line-break/></text:span><text:span text:style-name="T1">       </text:span><text:span text:style-name="T5">eLearning</text:span><text:span text:style-name="T7">：（</text:span><text:span text:style-name="T2"><text:line-break/></text:span><text:span text:style-name="T1">                   </text:span><text:span text:style-name="T5">Moddle,</text:span><text:span text:style-name="T2"><text:line-break/></text:span><text:span text:style-name="T1">                   </text:span><text:span text:style-name="T5">Canvas</text:span><text:span text:style-name="T2"><text:line-break/></text:span><text:span text:style-name="T1">       </text:span><text:span text:style-name="T7">）</text:span><text:span text:style-name="T2"><text:line-break/></text:span><text:span text:style-name="T1">       </text:span><text:span text:style-name="T5">HPC</text:span><text:span text:style-name="T7">：（</text:span><text:span text:style-name="T2"><text:line-break/></text:span><text:span text:style-name="T1">                   </text:span><text:span text:style-name="T5">SAP HANA,</text:span><text:span text:style-name="T2"><text:line-break/></text:span><text:span text:style-name="T1">                   </text:span><text:span text:style-name="T5">MapR</text:span><text:span text:style-name="T2"><text:line-break/></text:span><text:span text:style-name="T1">       </text:span><text:span text:style-name="T7">）</text:span><text:span text:style-name="T2"><text:line-break/></text:span><text:span text:style-name="T1">       </text:span><text:span text:style-name="T7">项目管理：（</text:span><text:span text:style-name="T2"><text:line-break/></text:span><text:span text:style-name="T1">                   </text:span><text:span text:style-name="T5">Redmine</text:span><text:span text:style-name="T2"><text:line-break/></text:span><text:span text:style-name="T1">       </text:span><text:span text:style-name="T5">)</text:span><text:span text:style-name="T2"><text:line-break/></text:span><text:span text:style-name="T1">       </text:span><text:span text:style-name="T7">媒体：（</text:span><text:span text:style-name="T2"><text:line-break/></text:span><text:soft-page-break/><text:span text:style-name="T1">                </text:span><text:span text:style-name="T5">WebDAM</text:span><text:span text:style-name="T2"><text:line-break/></text:span><text:span text:style-name="T1">       </text:span><text:span text:style-name="T7">）</text:span><text:span text:style-name="T2"><text:line-break/></text:span><text:span text:style-name="T1">       </text:span><text:span text:style-name="T7">备份：（</text:span><text:span text:style-name="T2"><text:line-break/></text:span><text:span text:style-name="T1">                 </text:span><text:span text:style-name="T5">MongoDB,</text:span><text:span text:style-name="T2"><text:line-break/></text:span><text:span text:style-name="T1">                 </text:span><text:span text:style-name="T5">CloudBerry</text:span><text:span text:style-name="T2"><text:line-break/></text:span><text:span text:style-name="T1">        </text:span><text:span text:style-name="T7">）</text:span><text:span text:style-name="T2"><text:line-break/><text:line-break/></text:span><text:span text:style-name="T6">软件提供商：</text:span><text:span text:style-name="T2"><text:line-break/></text:span><text:span text:style-name="T4">provided by TurnKey Linux</text:span><text:span text:style-name="T2"><text:line-break/></text:span><text:span text:style-name="T4">powered by BitNami</text:span><text:span text:style-name="T2"><text:line-break/></text:span><text:span text:style-name="T3">powered by JumpBox</text:span><text:span text:style-name="T2"><text:line-break/><text:line-break/></text:span><text:span text:style-name="T7">想法：</text:span><text:span text:style-name="T2"><text:line-break/></text:span><text:span text:style-name="T1">        </text:span><text:span text:style-name="T5">aws</text:span><text:span text:style-name="T7">的做法是利用资源创造商业价值，去和这些商业软件大佬分成， 自己挣虚拟机的钱，其实用户对于虚拟机的概念已经很淡薄了，我买的是一套服务，虚拟机只不过是支持。价值在服务上，而不是虚拟机，把用户的注意力从虚拟机上移动到商业产品和工具上，这时用户对虚拟机的真实价值的了解就会模糊，他会和以前自己的解决方案进行比较价格。这时候虚拟机的价格就可以合理抬高，特别是按小时计费会给人一种错觉，觉得很便宜，很划算。亚马逊的优势是虚拟机成本低，服务靠谱，应用多，支持厂商多。</text:span><text:span text:style-name="T2"><text:line-break/></text:span><text:span text:style-name="T1">        </text:span><text:span text:style-name="T5">aws</text:span><text:span text:style-name="T7">开放一套对虚拟机开发的</text:span><text:span text:style-name="T5">api</text:span><text:span text:style-name="T7">，名为</text:span><text:span text:style-name="T5">CloudFormation</text:span><text:span text:style-name="T7">，可以独立成为一种脚本语言，用来对集群和虚拟机进行开发。</text:span><text:span text:style-name="T2"><text:line-break/></text:span><text:span text:style-name="T1">        </text:span><text:span text:style-name="T5">openstack</text:span><text:span text:style-name="T7">最近出了一个项目是</text:span><text:span text:style-name="T5">heat</text:span><text:span text:style-name="T7">，仿照亚马逊的</text:span><text:span text:style-name="T5">CloudFormation</text:span><text:span text:style-name="T7">实现的，对亚马逊的</text:span><text:span text:style-name="T5">CloudFormation</text:span><text:span text:style-name="T7">服务进行山寨，做出同样的一种语言，意味着兼容已有的亚马逊的所有的</text:span><text:span text:style-name="T5">IAAS</text:span><text:span text:style-name="T7">应用程序。</text:span><text:span text:style-name="T2"><text:line-break/></text:span><text:span text:style-name="T1">        </text:span><text:span text:style-name="T7">现在亚马逊还没有办法直接进入中国市场，在也就是说只要我们的服务做得可靠，然后开放这个平台，直接去找亚马逊的应用提供商和他们合作，我们就拥有了所有亚马逊的应用程序，成为一个</text:span><text:span text:style-name="T5">Copy</text:span><text:span text:style-name="T7">版本的应用商店，不用像</text:span><text:span text:style-name="T5">SAE</text:span><text:span text:style-name="T7">很多应用程序都需要自己写，同时吸引其他应用开发者，软件按月收费，和开发商分成，这样我们可以得到两份一份是虚拟机的利润，一份是软件分成。</text:span><text:span text:style-name="T2"><text:line-break/></text:span><text:span text:style-name="T1">         </text:span><text:span text:style-name="T7">做这种服务有一个好处，有核心竞争力，在中国，一旦获取了大量的资源和市场，别人很难效仿，就像</text:span><text:span text:style-name="T5">QQ</text:span><text:span text:style-name="T7">占领了市场，其他通信工具很难插足。</text:span><text:span text:style-name="T2"><text:line-break/><text:line-break/></text:span><text:span text:style-name="T7">风险： </text:span><text:span text:style-name="T2"><text:line-break/></text:span><text:span text:style-name="T1">       </text:span><text:span text:style-name="T5">Heat</text:span><text:span text:style-name="T7">现在不成熟至少到</text:span><text:span text:style-name="T5">H</text:span><text:span text:style-name="T7">版本才能使用，</text:span><text:span text:style-name="T5">Openstack</text:span><text:span text:style-name="T7">不够稳定，有各种问题存在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</meta:initial-creator>
    <meta:creation-date>2013-02-01T16:33:04</meta:creation-date>
    <dc:date>2013-02-01T16:33:18</dc:date>
    <dc:creator>jim </dc:creator>
    <meta:editing-duration>P0D</meta:editing-duration>
    <meta:editing-cycles>1</meta:editing-cycles>
    <meta:document-statistic meta:table-count="0" meta:image-count="0" meta:object-count="0" meta:page-count="3" meta:paragraph-count="1" meta:word-count="262" meta:character-count="2796" meta:non-whitespace-character-count="1521"/>
    <meta:generator>LibreOffice/3.5$Linux_X86_64 LibreOffice_project/350m1$Build-2</meta:generator>
  </office:meta>
</office:document-meta>
</file>